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fill-gradient-name="Gradient_20_1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svg:stroke-width="0.152cm" svg:stroke-color="#33333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marker-end="Arrow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start="Arrow" draw:marker-end="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24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0cm"/>
    </style:style>
    <style:style style:name="gr41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text-properties style:use-window-font-color="tru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text-align="center"/>
      <style:text-properties style:use-window-font-color="true" fo:font-size="18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aper Activity Diagram" draw:style-name="dp1" draw:master-page-name="Default">
        <office:forms form:automatic-focus="false" form:apply-design-mode="false"/>
        <draw:frame draw:style-name="gr1" draw:text-style-name="P1" draw:layer="layout" svg:width="4.27cm" svg:height="0.645cm" svg:x="9.776cm" svg:y="12.871cm">
          <draw:text-box>
            <text:p text:style-name="P1"><text:span text:style-name="T1">reapingProcessFinished</text:span></text:p>
          </draw:text-box>
        </draw:frame>
        <draw:frame draw:style-name="gr1" draw:text-style-name="P1" draw:layer="layout" svg:width="3.838cm" svg:height="0.645cm" svg:x="16.975cm" svg:y="10.97cm">
          <draw:text-box>
            <text:p text:style-name="P1"><text:span text:style-name="T1">reapingProcessBegin</text:span></text:p>
          </draw:text-box>
        </draw:frame>
        <draw:custom-shape draw:style-name="gr2" draw:text-style-name="P2" draw:id="id1" draw:layer="layout" svg:width="0.507cm" svg:height="0.507cm" svg:x="11.576cm" svg:y="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828cm" svg:y1="1.37cm" svg:x2="11.816cm" svg:y2="2.216cm" draw:start-shape="id1" draw:start-glue-point="8" draw:end-shape="id2" draw:end-glue-point="0" svg:d="m11828 1370v423h-12v423">
          <text:p/>
        </draw:connector>
        <draw:custom-shape draw:style-name="gr4" draw:text-style-name="P2" draw:id="id15" draw:layer="layout" svg:width="0.846cm" svg:height="0.762cm" svg:x="7.95cm" svg:y="19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2" draw:layer="layout" svg:width="3.041cm" svg:height="1.521cm" svg:x="10.296cm" svg:y="2.216cm">
          <text:p text:style-name="P2"><text:span text:style-name="T1"><text:s/></text:span><text:span text:style-name="T1">Load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4" draw:layer="layout" svg:width="3.645cm" svg:height="1.116cm" svg:x="5.87cm" svg:y="7.885cm">
          <text:p text:style-name="P2"><text:span text:style-name="T1">Navigate To 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7.753cm" svg:y1="6.823cm" svg:x2="7.692cm" svg:y2="7.885cm" draw:start-shape="id3" draw:end-shape="id4" draw:end-glue-point="0" svg:d="m7753 6823v531h-61v531">
          <text:p/>
        </draw:connector>
        <draw:connector draw:style-name="gr3" draw:text-style-name="P2" draw:layer="layout" svg:x1="7.692cm" svg:y1="9.001cm" svg:x2="6.144cm" svg:y2="10.804cm" draw:start-shape="id4" draw:start-glue-point="2" draw:end-shape="id5" draw:end-glue-point="4" svg:d="m7692 9001v901h-1548v902">
          <text:p/>
        </draw:connector>
        <draw:custom-shape draw:style-name="gr6" draw:text-style-name="P3" draw:id="id5" draw:layer="layout" svg:width="2.522cm" svg:height="1.513cm" svg:x="4.884cm" svg:y="10.804cm">
          <text:p text:style-name="P2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6.144cm" svg:y1="12.317cm" svg:x2="6.16cm" svg:y2="15.749cm" draw:start-shape="id5" draw:start-glue-point="6" draw:end-shape="id6" draw:end-glue-point="0" svg:d="m6144 12317v1716h16v1716">
          <text:p/>
        </draw:connector>
        <draw:custom-shape draw:style-name="gr8" draw:text-style-name="P4" draw:id="id7" draw:layer="layout" svg:width="3.055cm" svg:height="0.973cm" svg:x="5.268cm" svg:y="2.468cm">
          <text:p text:style-name="P2"><text:span text:style-name="T2">Query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3" draw:layer="layout" svg:width="2.294cm" svg:height="0.973cm" svg:x="6.606cm" svg:y="5.85cm">
          <text:p text:style-name="P2"><text:span text:style-name="T2">Form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0.296cm" svg:y1="2.976cm" svg:x2="8.323cm" svg:y2="2.954cm" draw:start-shape="id2" draw:start-glue-point="3" draw:end-shape="id7" draw:end-glue-point="1" svg:d="m10296 2976h-987v-22h-986">
          <text:p/>
        </draw:connector>
        <draw:connector draw:style-name="gr7" draw:text-style-name="P2" draw:layer="layout" draw:line-skew="0.035cm" svg:x1="11.816cm" svg:y1="3.737cm" svg:x2="7.753cm" svg:y2="5.85cm" draw:start-shape="id2" draw:start-glue-point="2" draw:end-shape="id3" draw:end-glue-point="0" svg:d="m11816 3737v1091h-4063v1022">
          <text:p/>
        </draw:connector>
        <draw:frame draw:style-name="gr10" draw:text-style-name="P5" draw:layer="layout" svg:width="1.243cm" svg:height="0.645cm" svg:x="6.835cm" svg:y="10.79cm">
          <draw:text-box>
            <text:p><text:span text:style-name="T1">false</text:span></text:p>
          </draw:text-box>
        </draw:frame>
        <draw:frame draw:style-name="gr10" draw:text-style-name="P5" draw:layer="layout" svg:width="1.107cm" svg:height="0.645cm" svg:x="5.145cm" svg:y="12.215cm">
          <draw:text-box>
            <text:p><text:span text:style-name="T1">true</text:span></text:p>
          </draw:text-box>
        </draw:frame>
        <draw:custom-shape draw:style-name="gr5" draw:text-style-name="P3" draw:id="id6" draw:layer="layout" svg:width="2.84cm" svg:height="1.521cm" svg:x="4.74cm" svg:y="15.749cm">
          <text:p text:style-name="P2"><text:span text:style-name="T1">Register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6.16cm" svg:y1="17.27cm" svg:x2="8.02cm" svg:y2="18.265cm" draw:start-shape="id6" draw:start-glue-point="2" draw:end-shape="id8" draw:end-glue-point="5" svg:d="m6160 17270v995h1860">
          <text:p/>
        </draw:connector>
        <draw:custom-shape draw:style-name="gr8" draw:text-style-name="P4" draw:id="id9" draw:layer="layout" svg:width="3.684cm" svg:height="0.973cm" svg:x="14.406cm" svg:y="2.467cm">
          <text:p text:style-name="P2"><text:span text:style-name="T2">FormModel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4.406cm" svg:y1="2.953cm" svg:x2="13.337cm" svg:y2="2.976cm" draw:start-shape="id9" draw:start-glue-point="3" draw:end-shape="id2" draw:end-glue-point="1" svg:d="m14406 2953h-534v23h-535">
          <text:p/>
        </draw:connector>
        <draw:custom-shape draw:style-name="gr8" draw:text-style-name="P4" draw:id="id10" draw:layer="layout" svg:width="2.294cm" svg:height="0.973cm" svg:x="14.046cm" svg:y="5.911cm">
          <text:p text:style-name="P2"><text:span text:style-name="T2">Query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1.816cm" svg:y1="3.737cm" svg:x2="15.193cm" svg:y2="5.911cm" draw:start-shape="id2" draw:start-glue-point="2" draw:end-shape="id10" svg:d="m11816 3737v1087h3377v1087">
          <text:p/>
        </draw:connector>
        <draw:custom-shape draw:style-name="gr13" draw:text-style-name="P3" draw:id="id12" draw:layer="layout" svg:width="4.445cm" svg:height="1.521cm" svg:x="13cm" svg:y="21.345cm">
          <text:p text:style-name="P2"><text:span text:style-name="T1">Proccess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id="id11" draw:layer="layout" svg:width="3.81cm" svg:height="0.973cm" svg:x="0.97cm" svg:y="7.985cm">
          <text:p text:style-name="P2"><text:span text:style-name="T2">Browser - Form 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2.875cm" svg:y1="8.958cm" svg:x2="13cm" svg:y2="22.105cm" draw:start-shape="id11" draw:start-glue-point="2" draw:end-shape="id12" draw:end-glue-point="3" svg:d="m2875 8958v13147h10125">
          <text:p/>
        </draw:connector>
        <draw:connector draw:style-name="gr12" draw:text-style-name="P2" draw:layer="layout" svg:x1="15.239cm" svg:y1="20.146cm" svg:x2="15.222cm" svg:y2="21.345cm" draw:start-shape="id13" draw:start-glue-point="2" draw:end-shape="id12" draw:end-glue-point="0" svg:d="m15239 20146v549h-17v650">
          <text:p/>
        </draw:connector>
        <draw:custom-shape draw:style-name="gr14" draw:text-style-name="P3" draw:id="id14" draw:layer="layout" svg:width="4.445cm" svg:height="1.905cm" svg:x="13.025cm" svg:y="16.495cm">
          <text:p text:style-name="P2"><text:span text:style-name="T1">Next Que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" draw:layer="layout" svg:x1="13.025cm" svg:y1="17.447cm" svg:x2="8.304cm" svg:y2="18.035cm" draw:start-shape="id14" draw:start-glue-point="5" draw:end-shape="id8" draw:end-glue-point="4" svg:d="m13025 17447h-4721v588">
          <text:p/>
        </draw:connector>
        <draw:frame draw:style-name="gr10" draw:text-style-name="P5" draw:layer="layout" svg:width="1.086cm" svg:height="0.645cm" svg:x="12.351cm" svg:y="17.467cm">
          <draw:text-box>
            <text:p><text:span text:style-name="T1">end</text:span></text:p>
          </draw:text-box>
        </draw:frame>
        <draw:connector draw:style-name="gr12" draw:text-style-name="P2" draw:layer="layout" svg:x1="8.304cm" svg:y1="18.497cm" svg:x2="8.372cm" svg:y2="19.938cm" draw:start-shape="id8" draw:start-glue-point="6" draw:end-shape="id15" draw:end-glue-point="4" svg:d="m8304 18497v645h68v796">
          <text:p/>
        </draw:connector>
        <draw:custom-shape draw:style-name="gr15" draw:text-style-name="P3" draw:id="id8" draw:layer="layout" svg:width="0.57cm" svg:height="0.462cm" svg:x="8.02cm" svg:y="18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16" draw:layer="layout" svg:width="3.81cm" svg:height="1.686cm" svg:x="13.3cm" svg:y="7.985cm">
          <text:p text:style-name="P2"><text:span text:style-name="T1">Generate all queries </text:span><text:span text:style-name="T1"><text:line-break/></text:span><text:span text:style-name="T1">without dependen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5.193cm" svg:y1="6.884cm" svg:x2="15.205cm" svg:y2="7.985cm" draw:start-shape="id10" draw:start-glue-point="2" draw:end-shape="id16" draw:end-glue-point="0" svg:d="m15193 6884v550h12v551">
          <text:p/>
        </draw:connector>
        <draw:custom-shape draw:style-name="gr8" draw:text-style-name="P4" draw:id="id17" draw:layer="layout" svg:width="4.829cm" svg:height="0.736cm" svg:x="12.841cm" svg:y="15.025cm">
          <text:p text:style-name="P2"><text:span text:style-name="T2">Undependant Query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5.205cm" svg:y1="9.671cm" svg:x2="15.255cm" svg:y2="15.025cm" draw:start-shape="id16" draw:start-glue-point="2" draw:end-shape="id17" draw:end-glue-point="0" svg:d="m15205 9671v2678h50v2676">
          <text:p/>
        </draw:connector>
        <draw:connector draw:style-name="gr3" draw:text-style-name="P2" draw:layer="layout" svg:x1="15.255cm" svg:y1="15.761cm" svg:x2="15.247cm" svg:y2="16.495cm" draw:start-shape="id17" draw:start-glue-point="2" draw:end-shape="id14" draw:end-glue-point="4" svg:d="m15255 15761v367h-8v367">
          <text:p/>
        </draw:connector>
        <draw:custom-shape draw:style-name="gr8" draw:text-style-name="P4" draw:id="id13" draw:layer="layout" svg:width="4.829cm" svg:height="0.736cm" svg:x="12.825cm" svg:y="19.41cm">
          <text:p text:style-name="P2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svg:x1="15.247cm" svg:y1="18.4cm" svg:x2="15.239cm" svg:y2="19.41cm" draw:start-shape="id14" draw:start-glue-point="6" draw:end-shape="id13" draw:end-glue-point="0" svg:d="m15247 18400v505h-8v505">
          <text:p/>
        </draw:connector>
        <draw:connector draw:style-name="gr3" draw:text-style-name="P2" draw:layer="layout" svg:x1="7.404cm" svg:y1="11.56cm" svg:x2="13.3cm" svg:y2="8.828cm" draw:start-shape="id5" draw:start-glue-point="7" draw:end-shape="id16" draw:end-glue-point="3" svg:d="m7404 11560h2949v-2732h2947">
          <text:p/>
        </draw:connector>
        <draw:connector draw:style-name="gr3" draw:text-style-name="P2" draw:layer="layout" svg:x1="4.78cm" svg:y1="8.471cm" svg:x2="5.87cm" svg:y2="8.443cm" draw:start-shape="id11" draw:start-glue-point="1" draw:end-shape="id4" draw:end-glue-point="3" svg:d="m4780 8471h545v-28h545">
          <text:p/>
        </draw:connector>
        <draw:custom-shape draw:style-name="gr5" draw:text-style-name="P3" draw:id="id18" draw:layer="layout" svg:width="3.645cm" svg:height="1.116cm" svg:x="1.071cm" svg:y="5.785cm">
          <text:p text:style-name="P2"><text:span text:style-name="T1">Load FormFi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.893cm" svg:y1="6.901cm" svg:x2="2.875cm" svg:y2="7.985cm" draw:start-shape="id18" draw:start-glue-point="2" draw:end-shape="id11" draw:end-glue-point="0" svg:d="m2893 6901v542h-18v542">
          <text:p/>
        </draw:connector>
        <draw:connector draw:style-name="gr3" draw:text-style-name="P2" draw:layer="layout" draw:line-skew="0.067cm" svg:x1="11.816cm" svg:y1="3.737cm" svg:x2="2.893cm" svg:y2="5.785cm" draw:start-shape="id2" draw:start-glue-point="2" draw:end-shape="id18" svg:d="m11816 3737v1091h-8923v957">
          <text:p/>
        </draw:connector>
        <draw:connector draw:style-name="gr3" draw:text-style-name="P2" draw:layer="layout" draw:line-skew="0.435cm" svg:x1="17.445cm" svg:y1="22.105cm" svg:x2="17.47cm" svg:y2="17.447cm" draw:start-shape="id12" draw:start-glue-point="1" draw:end-shape="id14" draw:end-glue-point="7" svg:d="m17445 22105h1035v-4658h-1010">
          <text:p/>
        </draw:connector>
        <draw:g draw:id="id19">
          <draw:g>
            <draw:custom-shape draw:style-name="gr17" draw:text-style-name="P6" draw:layer="layout" svg:width="1.27cm" svg:height="1.142cm" svg:x="15.84cm" svg:y="10.6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6" draw:layer="layout" svg:width="1.216cm" svg:height="1.084cm" svg:x="15.868cm" svg:y="1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6.043cm" svg:y="10.9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6.043cm" svg:y="10.9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15.205cm" svg:y1="9.671cm" svg:x2="15.84cm" svg:y2="11.224cm" draw:start-shape="id16" draw:start-glue-point="2" draw:end-shape="id19" draw:end-glue-point="3" svg:d="m15205 9671v1553h635">
          <text:p/>
        </draw:connector>
        <draw:g draw:id="id20">
          <draw:g>
            <draw:custom-shape draw:style-name="gr20" draw:text-style-name="P6" draw:layer="layout" svg:width="1.27cm" svg:height="1.142cm" svg:x="8.66cm" svg:y="12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6" draw:layer="layout" svg:width="1.216cm" svg:height="1.084cm" svg:x="8.688cm" svg:y="1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8.863cm" svg:y="12.89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8.863cm" svg:y="12.8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13.025cm" svg:y1="17.447cm" svg:x2="9.295cm" svg:y2="13.765cm" draw:start-shape="id14" draw:start-glue-point="5" draw:end-shape="id20" draw:end-glue-point="2" svg:d="m13025 17447h-3730v-3682">
          <text:p/>
        </draw:connector>
        <draw:frame draw:style-name="gr10" draw:text-style-name="P5" draw:layer="layout" svg:width="1.167cm" svg:height="0.645cm" svg:x="15.451cm" svg:y="18.168cm">
          <draw:text-box>
            <text:p><text:span text:style-name="T1">next</text:span></text:p>
          </draw:text-box>
        </draw:frame>
      </draw:page>
      <draw:page draw:name="Process each Simple Assigments SetSubActivity" draw:style-name="dp1" draw:master-page-name="Default">
        <office:forms form:automatic-focus="false" form:apply-design-mode="false"/>
        <draw:custom-shape draw:style-name="gr22" draw:text-style-name="P3" draw:layer="layout" svg:width="20.199cm" svg:height="20.085cm" svg:x="1.121cm" svg:y="4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23.91715622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22" draw:layer="layout" svg:width="3.175cm" svg:height="0.825cm" svg:x="16.735cm" svg:y="14.01cm">
          <text:p text:style-name="P2"><text:span text:style-name="T1">Get Field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8.331cm" svg:y1="12.633cm" svg:x2="18.322cm" svg:y2="14.01cm" draw:start-shape="id21" draw:start-glue-point="2" draw:end-shape="id22" svg:d="m18331 12633v688h-9v689">
          <text:p/>
        </draw:connector>
        <draw:custom-shape draw:style-name="gr8" draw:text-style-name="P4" draw:id="id23" draw:layer="layout" svg:width="2.291cm" svg:height="0.973cm" svg:x="17.164cm" svg:y="16.74cm">
          <text:p text:style-name="P2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8.322cm" svg:y1="14.835cm" svg:x2="18.309cm" svg:y2="16.74cm" draw:start-shape="id22" draw:start-glue-point="2" draw:end-shape="id23" draw:end-glue-point="0" svg:d="m18322 14835v952h-13v953">
          <text:p/>
        </draw:connector>
        <draw:custom-shape draw:style-name="gr8" draw:text-style-name="P4" draw:id="id24" draw:layer="layout" svg:width="1.914cm" svg:height="0.973cm" svg:x="11.516cm" svg:y="16.177cm">
          <text:p text:style-name="P2"><text:span text:style-name="T2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25" draw:layer="layout" svg:width="3.041cm" svg:height="1.274cm" svg:x="10.956cm" svg:y="18.645cm">
          <text:p text:style-name="P2"><text:span text:style-name="T1">Set field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2.473cm" svg:y1="17.15cm" svg:x2="12.476cm" svg:y2="18.645cm" draw:start-shape="id24" draw:start-glue-point="2" draw:end-shape="id25" draw:end-glue-point="0" svg:d="m12473 17150v747h3v748">
          <text:p/>
        </draw:connector>
        <draw:connector draw:style-name="gr23" draw:text-style-name="P2" draw:layer="layout" draw:line-skew="0cm 5.08cm" svg:x1="12.476cm" svg:y1="19.919cm" svg:x2="14.47cm" svg:y2="8.925cm" draw:start-shape="id25" draw:start-glue-point="2" draw:end-shape="id26" draw:end-glue-point="7" svg:d="m12476 19919v500h7574v-11494h-5580">
          <text:p/>
        </draw:connector>
        <draw:frame draw:style-name="gr10" draw:text-style-name="P5" draw:layer="layout" svg:width="1.167cm" svg:height="0.645cm" svg:x="11.063cm" svg:y="9.59cm">
          <draw:text-box>
            <text:p><text:span text:style-name="T1">next</text:span></text:p>
          </draw:text-box>
        </draw:frame>
        <draw:frame draw:style-name="gr10" draw:text-style-name="P5" draw:layer="layout" svg:width="1.086cm" svg:height="0.645cm" svg:x="9.45cm" svg:y="8.15cm">
          <draw:text-box>
            <text:p><text:span text:style-name="T1">end</text:span></text:p>
          </draw:text-box>
        </draw:frame>
        <draw:custom-shape draw:style-name="gr6" draw:text-style-name="P3" draw:id="id26" draw:layer="layout" svg:width="4.445cm" svg:height="1.658cm" svg:x="10.025cm" svg:y="8.097cm">
          <text:p text:style-name="P2"><text:span text:style-name="T1">Next Field-Value Pai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draw:id="id21" draw:layer="layout" svg:width="2.291cm" svg:height="0.973cm" svg:x="17.186cm" svg:y="11.66cm">
          <text:p text:style-name="P2"><text:span text:style-name="T2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2" draw:layer="layout" svg:x1="12.247cm" svg:y1="9.755cm" svg:x2="18.331cm" svg:y2="11.66cm" draw:start-shape="id26" draw:start-glue-point="6" draw:end-shape="id21" draw:end-glue-point="0" svg:d="m12247 9755v953h6084v952">
          <text:p/>
        </draw:connector>
        <draw:g draw:id="id33">
          <draw:custom-shape draw:style-name="gr4" draw:text-style-name="P2" draw:layer="layout" svg:width="0.846cm" svg:height="0.761cm" svg:x="3.093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3" draw:text-style-name="P2" draw:layer="layout" svg:x1="10.025cm" svg:y1="8.925cm" svg:x2="5.169cm" svg:y2="8.9cm" draw:start-shape="id26" draw:start-glue-point="5" draw:end-shape="id27" draw:end-glue-point="1" svg:d="m10025 8925h-2379v-25h-2477">
          <text:p/>
        </draw:connector>
        <draw:custom-shape draw:style-name="gr8" draw:text-style-name="P4" draw:id="id31" draw:layer="layout" svg:width="3.81cm" svg:height="0.973cm" svg:x="5.045cm" svg:y="4.41cm">
          <text:p text:style-name="P2"><text:span text:style-name="T2">Browser - Form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8.309cm" svg:y1="17.713cm" svg:x2="13.997cm" svg:y2="19.282cm" draw:start-shape="id23" draw:start-glue-point="2" draw:end-shape="id25" draw:end-glue-point="1" svg:d="m18309 17713v1569h-4312">
          <text:p/>
        </draw:connector>
        <draw:custom-shape draw:style-name="gr6" draw:text-style-name="P3" draw:id="id29" draw:layer="layout" svg:width="2.929cm" svg:height="1.444cm" svg:x="7.685cm" svg:y="13.565cm">
          <text:p text:style-name="P2"><text:span text:style-name="T1">IsScri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30" draw:layer="layout" svg:width="2.362cm" svg:height="0.931cm" svg:x="7.958cm" svg:y="16.15cm">
          <text:p text:style-name="P2"><text:span text:style-name="T1">Evalu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9.172cm" svg:y1="12.633cm" svg:x2="9.149cm" svg:y2="13.565cm" draw:start-shape="id28" draw:start-glue-point="2" draw:end-shape="id29" draw:end-glue-point="4" svg:d="m9172 12633v466h-23v466">
          <text:p/>
        </draw:connector>
        <draw:connector draw:style-name="gr12" draw:text-style-name="P2" draw:layer="layout" svg:x1="10.614cm" svg:y1="14.286cm" svg:x2="12.473cm" svg:y2="16.177cm" draw:start-shape="id29" draw:start-glue-point="7" draw:end-shape="id24" draw:end-glue-point="0" svg:d="m10614 14286h1859v1891">
          <text:p/>
        </draw:connector>
        <draw:connector draw:style-name="gr12" draw:text-style-name="P2" draw:layer="layout" svg:x1="10.32cm" svg:y1="16.615cm" svg:x2="11.516cm" svg:y2="16.663cm" draw:start-shape="id30" draw:start-glue-point="1" draw:end-shape="id24" draw:end-glue-point="3" svg:d="m10320 16615h599v48h597">
          <text:p/>
        </draw:connector>
        <draw:connector draw:style-name="gr12" draw:text-style-name="P2" draw:layer="layout" svg:x1="9.149cm" svg:y1="15.009cm" svg:x2="9.139cm" svg:y2="16.15cm" draw:start-shape="id29" draw:start-glue-point="6" draw:end-shape="id30" draw:end-glue-point="0" svg:d="m9149 15009v571h-10v570">
          <text:p/>
        </draw:connector>
        <draw:connector draw:style-name="gr12" draw:text-style-name="P2" draw:layer="layout" svg:x1="6.95cm" svg:y1="5.383cm" svg:x2="10.956cm" svg:y2="19.282cm" draw:start-shape="id31" draw:start-glue-point="2" draw:end-shape="id25" draw:end-glue-point="3" svg:d="m6950 5383v13899h4006">
          <text:p/>
        </draw:connector>
        <draw:custom-shape draw:style-name="gr8" draw:text-style-name="P4" draw:id="id32" draw:layer="layout" svg:width="3.871cm" svg:height="0.973cm" svg:x="10.316cm" svg:y="4.41cm">
          <text:p text:style-name="P2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2.251cm" svg:y1="5.383cm" svg:x2="12.247cm" svg:y2="8.097cm" draw:start-shape="id32" draw:start-glue-point="2" draw:end-shape="id26" draw:end-glue-point="4" svg:d="m12251 5383v1357h-4v1357">
          <text:p/>
        </draw:connector>
        <draw:custom-shape draw:style-name="gr13" draw:text-style-name="P3" draw:id="id27" draw:layer="layout" svg:width="3.299cm" svg:height="1.031cm" svg:x="1.87cm" svg:y="8.385cm">
          <text:p text:style-name="P2"><text:span text:style-name="T1">Submit Sub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3.519cm" svg:y1="9.416cm" svg:x2="3.516cm" svg:y2="17.006cm" draw:start-shape="id27" draw:start-glue-point="2" draw:end-shape="id33" draw:end-glue-point="0" svg:d="m3519 9416v3769h-3v3821">
          <text:p/>
        </draw:connector>
        <draw:connector draw:style-name="gr12" draw:text-style-name="P2" draw:layer="layout" svg:x1="6.95cm" svg:y1="5.383cm" svg:x2="3.519cm" svg:y2="8.385cm" draw:start-shape="id31" draw:start-glue-point="2" draw:end-shape="id27" svg:d="m6950 5383v1450h-3431v1552">
          <text:p/>
        </draw:connector>
        <draw:custom-shape draw:style-name="gr2" draw:text-style-name="P2" draw:id="id34" draw:layer="layout" svg:width="0.507cm" svg:height="0.507cm" svg:x="15.298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line-skew="-0.582cm" svg:x1="15.55cm" svg:y1="5.315cm" svg:x2="12.247cm" svg:y2="8.097cm" draw:start-shape="id34" draw:start-glue-point="8" draw:end-shape="id26" draw:end-glue-point="4" svg:d="m15550 5315v809h-3303v1973">
          <text:p/>
        </draw:connector>
        <draw:custom-shape draw:style-name="gr8" draw:text-style-name="P4" draw:id="id28" draw:layer="layout" svg:width="3.175cm" svg:height="0.973cm" svg:x="7.585cm" svg:y="11.66cm">
          <text:p text:style-name="P2"><text:span text:style-name="T2">Value ex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2.247cm" svg:y1="9.755cm" svg:x2="9.172cm" svg:y2="11.66cm" draw:start-shape="id26" draw:start-glue-point="6" draw:end-shape="id28" draw:end-glue-point="0" svg:d="m12247 9755v953h-3075v952">
          <text:p/>
        </draw:connector>
        <draw:connector draw:style-name="gr3" draw:text-style-name="P2" draw:layer="layout" svg:x1="6.95cm" svg:y1="5.383cm" svg:x2="7.958cm" svg:y2="16.615cm" draw:start-shape="id31" draw:start-glue-point="2" draw:end-shape="id30" draw:end-glue-point="3" svg:d="m6950 5383v11232h1008">
          <text:p/>
        </draw:connector>
        <draw:frame draw:style-name="gr1" draw:text-style-name="P1" draw:layer="layout" svg:width="4.299cm" svg:height="0.645cm" svg:x="14.139cm" svg:y="21.591cm">
          <draw:text-box>
            <text:p text:style-name="P1"><text:span text:style-name="T1">fieldAssignmentFinished</text:span></text:p>
          </draw:text-box>
        </draw:frame>
        <draw:g draw:id="id35">
          <draw:g>
            <draw:custom-shape draw:style-name="gr24" draw:text-style-name="P6" draw:layer="layout" svg:width="1.27cm" svg:height="1.142cm" svg:x="13.065cm" svg:y="21.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6" draw:layer="layout" svg:width="1.216cm" svg:height="1.084cm" svg:x="13.093cm" svg:y="21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3.268cm" svg:y="21.59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3.268cm" svg:y="21.59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3" draw:text-style-name="P2" draw:layer="layout" svg:x1="12.476cm" svg:y1="19.919cm" svg:x2="13.065cm" svg:y2="21.891cm" draw:start-shape="id25" draw:start-glue-point="2" draw:end-shape="id35" draw:end-glue-point="3" svg:d="m12476 19919v1972h589">
          <text:p/>
        </draw:connector>
        <draw:frame draw:style-name="gr1" draw:text-style-name="P1" draw:layer="layout" svg:width="3.868cm" svg:height="0.645cm" svg:x="12.744cm" svg:y="12.015cm">
          <draw:text-box>
            <text:p text:style-name="P1"><text:span text:style-name="T1">fieldAssignmentBegin</text:span></text:p>
          </draw:text-box>
        </draw:frame>
        <draw:g draw:id="id36">
          <draw:g>
            <draw:custom-shape draw:style-name="gr26" draw:text-style-name="P6" draw:layer="layout" svg:width="1.27cm" svg:height="1.142cm" svg:x="11.634cm" svg:y="1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6" draw:layer="layout" svg:width="1.216cm" svg:height="1.084cm" svg:x="11.662cm" svg:y="11.7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1.837cm" svg:y="11.95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1.837cm" svg:y="11.95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3" draw:text-style-name="P2" draw:layer="layout" svg:x1="12.247cm" svg:y1="9.755cm" svg:x2="12.269cm" svg:y2="11.688cm" draw:start-shape="id26" draw:start-glue-point="6" draw:end-shape="id36" draw:end-glue-point="0" svg:d="m12247 9755v967h22v966">
          <text:p/>
        </draw:connector>
        <draw:frame draw:style-name="gr1" draw:text-style-name="P1" draw:layer="layout" svg:width="2.276cm" svg:height="0.645cm" svg:x="16.045cm" svg:y="7.235cm">
          <draw:text-box>
            <text:p text:style-name="P1"><text:span text:style-name="T1">queryBegin</text:span></text:p>
          </draw:text-box>
        </draw:frame>
        <draw:g draw:id="id37">
          <draw:g>
            <draw:custom-shape draw:style-name="gr28" draw:text-style-name="P6" draw:layer="layout" svg:width="1.27cm" svg:height="1.142cm" svg:x="14.935cm" svg:y="6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9" draw:text-style-name="P6" draw:layer="layout" svg:width="1.216cm" svg:height="1.084cm" svg:x="14.963cm" svg:y="6.9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5.138cm" svg:y="7.1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5.138cm" svg:y="7.1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15.55cm" svg:y1="5.315cm" svg:x2="15.57cm" svg:y2="6.908cm" draw:start-shape="id34" draw:start-glue-point="8" draw:end-shape="id37" draw:end-glue-point="0" svg:d="m15550 5315v797h20v796">
          <text:p/>
        </draw:connector>
        <draw:frame draw:style-name="gr1" draw:text-style-name="P1" draw:layer="layout" svg:width="2.708cm" svg:height="0.645cm" svg:x="2.745cm" svg:y="20.377cm">
          <draw:text-box>
            <text:p text:style-name="P1"><text:span text:style-name="T1">queryFinished</text:span></text:p>
          </draw:text-box>
        </draw:frame>
        <draw:g draw:id="id38">
          <draw:g>
            <draw:custom-shape draw:style-name="gr30" draw:text-style-name="P6" draw:layer="layout" svg:width="1.27cm" svg:height="1.142cm" svg:x="1.635cm" svg:y="20.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6" draw:layer="layout" svg:width="1.216cm" svg:height="1.084cm" svg:x="1.663cm" svg:y="20.0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.838cm" svg:y="20.32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.838cm" svg:y="20.32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3.519cm" svg:y1="9.416cm" svg:x2="2.27cm" svg:y2="20.05cm" draw:start-shape="id27" draw:start-glue-point="2" draw:end-shape="id38" draw:end-glue-point="0" svg:d="m3519 9416v5367h-1249v5267">
          <text:p/>
        </draw:connector>
      </draw:page>
      <draw:page draw:name="Submit SubActivity" draw:style-name="dp1" draw:master-page-name="Default">
        <office:forms form:automatic-focus="false" form:apply-design-mode="false"/>
        <draw:custom-shape draw:style-name="gr22" draw:text-style-name="P3" draw:layer="layout" svg:width="19.456cm" svg:height="22.265cm" svg:x="1.624cm" svg:y="2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26.85408850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5" draw:layer="layout" svg:width="0.507cm" svg:height="0.507cm" svg:x="4.62cm" svg:y="3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41" draw:layer="layout" svg:width="3.041cm" svg:height="0.849cm" svg:x="12.27cm" svg:y="10.73cm">
          <text:p text:style-name="P2"><text:span text:style-name="T1">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6.138cm" svg:y1="8.792cm" svg:x2="12.145cm" svg:y2="8.785cm" draw:start-shape="id39" draw:start-glue-point="7" draw:end-shape="id40" draw:end-glue-point="3" svg:d="m6138 8792h3004v-7h3003">
          <text:p/>
        </draw:connector>
        <draw:connector draw:style-name="gr3" draw:text-style-name="P2" draw:layer="layout" svg:x1="13.803cm" svg:y1="9.272cm" svg:x2="13.79cm" svg:y2="10.73cm" draw:start-shape="id40" draw:start-glue-point="2" draw:end-shape="id41" draw:end-glue-point="0" svg:d="m13803 9272v728h-13v730">
          <text:p/>
        </draw:connector>
        <draw:custom-shape draw:style-name="gr5" draw:text-style-name="P3" draw:id="id46" draw:layer="layout" svg:width="3.81cm" svg:height="0.886cm" svg:x="2.945cm" svg:y="6.15cm">
          <text:p text:style-name="P2"><text:span text:style-name="T1">Get Submit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39" draw:layer="layout" svg:width="2.522cm" svg:height="1.513cm" svg:x="3.618cm" svg:y="8.036cm">
          <text:p text:style-name="P2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id="id42" draw:layer="layout" svg:width="2.522cm" svg:height="1.513cm" svg:x="12.535cm" svg:y="13.332cm">
          <text:p text:style-name="P2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79cm" svg:y1="11.579cm" svg:x2="13.796cm" svg:y2="13.332cm" draw:start-shape="id41" draw:start-glue-point="2" draw:end-shape="id42" svg:d="m13790 11579v876h6v877">
          <text:p/>
        </draw:connector>
        <draw:custom-shape draw:style-name="gr8" draw:text-style-name="P4" draw:id="id43" draw:layer="layout" svg:width="2.158cm" svg:height="0.973cm" svg:x="3.833cm" svg:y="16.035cm">
          <text:p text:style-name="P2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2" draw:layer="layout" svg:x1="4.912cm" svg:y1="17.008cm" svg:x2="4.887cm" svg:y2="21.658cm" draw:start-shape="id43" draw:start-glue-point="2" draw:end-shape="id44" draw:end-glue-point="4" svg:d="m4912 17008v2325h-25v2325">
          <text:p/>
        </draw:connector>
        <draw:g draw:id="id54">
          <draw:custom-shape draw:style-name="gr4" draw:text-style-name="P2" draw:layer="layout" svg:width="0.846cm" svg:height="0.761cm" svg:x="4.503cm" svg:y="22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3" draw:text-style-name="P2" draw:layer="layout" svg:x1="4.872cm" svg:y1="4.269cm" svg:x2="4.85cm" svg:y2="6.15cm" draw:start-shape="id45" draw:start-glue-point="8" draw:end-shape="id46" draw:end-glue-point="0" svg:d="m4872 4269v941h-22v940">
          <text:p/>
        </draw:connector>
        <draw:connector draw:style-name="gr23" draw:text-style-name="P2" draw:layer="layout" svg:x1="13.788cm" svg:y1="16.958cm" svg:x2="13.785cm" svg:y2="17.928cm" draw:start-shape="id47" draw:start-glue-point="2" draw:end-shape="id48" draw:end-glue-point="0" svg:d="m13788 16958v485h-3v485">
          <text:p/>
        </draw:connector>
        <draw:connector draw:style-name="gr23" draw:text-style-name="P2" draw:layer="layout" svg:x1="12.535cm" svg:y1="14.088cm" svg:x2="5.173cm" svg:y2="14.088cm" draw:start-shape="id42" draw:start-glue-point="5" draw:end-shape="id49" draw:end-glue-point="7" svg:d="m12535 14088h-7362">
          <text:p/>
        </draw:connector>
        <draw:connector draw:style-name="gr23" draw:text-style-name="P2" draw:layer="layout" svg:x1="4.878cm" svg:y1="9.549cm" svg:x2="4.887cm" svg:y2="13.858cm" draw:start-shape="id39" draw:start-glue-point="6" draw:end-shape="id49" draw:end-glue-point="4" svg:d="m4878 9549v2155h9v2154">
          <text:p/>
        </draw:connector>
        <draw:frame draw:style-name="gr10" draw:text-style-name="P5" draw:layer="layout" svg:width="1.243cm" svg:height="0.645cm" svg:x="5.91cm" svg:y="8.22cm">
          <draw:text-box>
            <text:p><text:span text:style-name="T1">false</text:span></text:p>
          </draw:text-box>
        </draw:frame>
        <draw:frame draw:style-name="gr10" draw:text-style-name="P5" draw:layer="layout" svg:width="1.243cm" svg:height="0.645cm" svg:x="14.3cm" svg:y="14.575cm">
          <draw:text-box>
            <text:p><text:span text:style-name="T1">false</text:span></text:p>
          </draw:text-box>
        </draw:frame>
        <draw:frame draw:style-name="gr10" draw:text-style-name="P5" draw:layer="layout" svg:width="1.107cm" svg:height="0.645cm" svg:x="11.488cm" svg:y="13.405cm">
          <draw:text-box>
            <text:p><text:span text:style-name="T1">true</text:span></text:p>
          </draw:text-box>
        </draw:frame>
        <draw:frame draw:style-name="gr10" draw:text-style-name="P5" draw:layer="layout" svg:width="1.107cm" svg:height="0.645cm" svg:x="3.708cm" svg:y="9.395cm">
          <draw:text-box>
            <text:p><text:span text:style-name="T1">true</text:span></text:p>
          </draw:text-box>
        </draw:frame>
        <draw:custom-shape draw:style-name="gr8" draw:text-style-name="P4" draw:id="id50" draw:layer="layout" svg:width="2.405cm" svg:height="0.973cm" svg:x="10.53cm" svg:y="2.865cm">
          <text:p text:style-name="P2"><text:span text:style-name="T2">For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1.732cm" svg:y1="3.838cm" svg:x2="4.85cm" svg:y2="6.15cm" draw:start-shape="id50" draw:start-glue-point="2" draw:end-shape="id46" draw:end-glue-point="0" svg:d="m11732 3838v1156h-6882v1156">
          <text:p/>
        </draw:connector>
        <draw:custom-shape draw:style-name="gr8" draw:text-style-name="P4" draw:id="id40" draw:layer="layout" svg:width="3.317cm" svg:height="0.973cm" svg:x="12.145cm" svg:y="8.299cm">
          <text:p text:style-name="P2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47" draw:layer="layout" svg:width="2.061cm" svg:height="0.973cm" svg:x="12.758cm" svg:y="15.985cm">
          <text:p text:style-name="P2"><text:span text:style-name="T2">Html 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3.795cm" svg:y1="14.845cm" svg:x2="13.788cm" svg:y2="15.985cm" draw:start-shape="id42" draw:start-glue-point="6" draw:end-shape="id47" draw:end-glue-point="0" svg:d="m13795 14845v570h-7v570">
          <text:p/>
        </draw:connector>
        <draw:custom-shape draw:style-name="gr5" draw:text-style-name="P3" draw:id="id48" draw:layer="layout" svg:width="3.041cm" svg:height="0.958cm" svg:x="12.265cm" svg:y="17.928cm">
          <text:p text:style-name="P2"><text:span text:style-name="T1">Classify 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line-skew="-5.011cm 1.704cm" svg:x1="11.732cm" svg:y1="3.838cm" svg:x2="15.306cm" svg:y2="18.407cm" draw:start-shape="id50" draw:start-glue-point="2" draw:end-shape="id48" draw:end-glue-point="1" svg:d="m11732 3838v2034h5778v12535h-2204">
          <text:p/>
        </draw:connector>
        <draw:custom-shape draw:style-name="gr8" draw:text-style-name="P4" draw:id="id52" draw:layer="layout" svg:width="2.061cm" svg:height="0.973cm" svg:x="12.744cm" svg:y="19.985cm">
          <text:p text:style-name="P2"><text:span text:style-name="T2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51" draw:layer="layout" svg:width="3.041cm" svg:height="0.836cm" svg:x="12.266cm" svg:y="22.251cm">
          <text:p text:style-name="P2"><text:span text:style-name="T1">Apply 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13.786cm" svg:y1="23.087cm" svg:x2="5.173cm" svg:y2="21.888cm" draw:start-shape="id51" draw:start-glue-point="2" draw:end-shape="id44" draw:end-glue-point="7" svg:d="m13786 23087v500h-5066v-1699h-3547">
          <text:p/>
        </draw:connector>
        <draw:connector draw:style-name="gr12" draw:text-style-name="P2" draw:layer="layout" svg:x1="13.785cm" svg:y1="18.886cm" svg:x2="13.774cm" svg:y2="19.985cm" draw:start-shape="id48" draw:start-glue-point="2" draw:end-shape="id52" draw:end-glue-point="0" svg:d="m13785 18886v549h-11v550">
          <text:p/>
        </draw:connector>
        <draw:custom-shape draw:style-name="gr8" draw:text-style-name="P4" draw:id="id53" draw:layer="layout" svg:width="3.81cm" svg:height="0.973cm" svg:x="14.125cm" svg:y="2.865cm">
          <text:p text:style-name="P2"><text:span text:style-name="T2">Browser – Form F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6.03cm" svg:y1="3.838cm" svg:x2="15.311cm" svg:y2="11.154cm" draw:start-shape="id53" draw:start-glue-point="2" draw:end-shape="id41" draw:end-glue-point="1" svg:d="m16030 3838v7316h-719">
          <text:p/>
        </draw:connector>
        <draw:connector draw:style-name="gr12" draw:text-style-name="P2" draw:layer="layout" svg:x1="13.774cm" svg:y1="20.958cm" svg:x2="13.786cm" svg:y2="22.251cm" draw:start-shape="id52" draw:start-glue-point="2" draw:end-shape="id51" draw:end-glue-point="0" svg:d="m13774 20958v646h12v647">
          <text:p/>
        </draw:connector>
        <draw:connector draw:style-name="gr12" draw:text-style-name="P2" draw:layer="layout" svg:x1="4.887cm" svg:y1="14.32cm" svg:x2="4.912cm" svg:y2="16.035cm" draw:start-shape="id49" draw:start-glue-point="6" draw:end-shape="id43" draw:end-glue-point="0" svg:d="m4887 14320v858h25v857">
          <text:p/>
        </draw:connector>
        <draw:connector draw:style-name="gr12" draw:text-style-name="P2" draw:layer="layout" svg:x1="4.887cm" svg:y1="22.12cm" svg:x2="4.926cm" svg:y2="22.975cm" draw:start-shape="id44" draw:start-glue-point="6" draw:end-shape="id54" draw:end-glue-point="0" svg:d="m4887 22120v352h39v503">
          <text:p/>
        </draw:connector>
        <draw:custom-shape draw:style-name="gr15" draw:text-style-name="P3" draw:id="id49" draw:layer="layout" svg:width="0.57cm" svg:height="0.462cm" svg:x="4.603cm" svg:y="13.8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id="id44" draw:layer="layout" svg:width="0.57cm" svg:height="0.462cm" svg:x="4.603cm" svg:y="21.6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331cm" svg:height="0.645cm" svg:x="17.331cm" svg:y="21.126cm">
          <draw:text-box>
            <text:p text:style-name="P1"><text:span text:style-name="T1">actionBegin</text:span></text:p>
          </draw:text-box>
        </draw:frame>
        <draw:g draw:id="id55">
          <draw:g>
            <draw:custom-shape draw:style-name="gr32" draw:text-style-name="P6" draw:layer="layout" svg:width="1.27cm" svg:height="1.142cm" svg:x="16.175cm" svg:y="20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3" draw:text-style-name="P6" draw:layer="layout" svg:width="1.216cm" svg:height="1.084cm" svg:x="16.203cm" svg:y="20.9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6.378cm" svg:y="21.1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6.378cm" svg:y="21.1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2.763cm" svg:height="0.645cm" svg:x="17.33cm" svg:y="23.225cm">
          <draw:text-box>
            <text:p text:style-name="P1"><text:span text:style-name="T1">actionFinished</text:span></text:p>
          </draw:text-box>
        </draw:frame>
        <draw:g draw:id="id56">
          <draw:g>
            <draw:custom-shape draw:style-name="gr34" draw:text-style-name="P6" draw:layer="layout" svg:width="1.27cm" svg:height="1.142cm" svg:x="16.275cm" svg:y="23.0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5" draw:text-style-name="P6" draw:layer="layout" svg:width="1.216cm" svg:height="1.084cm" svg:x="16.303cm" svg:y="23.0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16.478cm" svg:y="23.28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16.478cm" svg:y="23.28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13.774cm" svg:y1="20.958cm" svg:x2="16.175cm" svg:y2="21.479cm" draw:start-shape="id52" draw:start-glue-point="2" draw:end-shape="id55" draw:end-glue-point="3" svg:d="m13774 20958v521h2401">
          <text:p/>
        </draw:connector>
        <draw:connector draw:style-name="gr12" draw:text-style-name="P2" draw:layer="layout" svg:x1="13.786cm" svg:y1="23.087cm" svg:x2="16.275cm" svg:y2="23.584cm" draw:start-shape="id51" draw:start-glue-point="2" draw:end-shape="id56" draw:end-glue-point="3" svg:d="m13786 23087v497h2489">
          <text:p/>
        </draw:connector>
        <draw:frame draw:style-name="gr1" draw:text-style-name="P1" draw:layer="layout" svg:width="2.428cm" svg:height="0.645cm" svg:x="8.767cm" svg:y="10.317cm">
          <draw:text-box>
            <text:p text:style-name="P1"><text:span text:style-name="T1">submitBegin</text:span></text:p>
          </draw:text-box>
        </draw:frame>
        <draw:g draw:id="id57">
          <draw:g>
            <draw:custom-shape draw:style-name="gr36" draw:text-style-name="P6" draw:layer="layout" svg:width="1.27cm" svg:height="1.142cm" svg:x="7.657cm" svg:y="9.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6" draw:layer="layout" svg:width="1.216cm" svg:height="1.084cm" svg:x="7.685cm" svg:y="10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7.86cm" svg:y="10.2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7.86cm" svg:y="10.2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2.86cm" svg:height="0.645cm" svg:x="8.795cm" svg:y="12.522cm">
          <draw:text-box>
            <text:p text:style-name="P1"><text:span text:style-name="T1">submitFinished</text:span></text:p>
          </draw:text-box>
        </draw:frame>
        <draw:g draw:id="id58">
          <draw:g>
            <draw:custom-shape draw:style-name="gr38" draw:text-style-name="P6" draw:layer="layout" svg:width="1.27cm" svg:height="1.142cm" svg:x="7.685cm" svg:y="12.1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9" draw:text-style-name="P6" draw:layer="layout" svg:width="1.216cm" svg:height="1.084cm" svg:x="7.713cm" svg:y="12.2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7.888cm" svg:y="12.46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7.888cm" svg:y="12.46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2" draw:layer="layout" svg:x1="13.803cm" svg:y1="9.272cm" svg:x2="8.292cm" svg:y2="9.99cm" draw:start-shape="id40" draw:start-glue-point="2" draw:end-shape="id57" draw:end-glue-point="0" svg:d="m13803 9272v499h-3268v-281h-2243v500">
          <text:p/>
        </draw:connector>
        <draw:connector draw:style-name="gr12" draw:text-style-name="P2" draw:layer="layout" svg:x1="13.79cm" svg:y1="11.579cm" svg:x2="8.32cm" svg:y2="12.195cm" draw:start-shape="id41" draw:start-glue-point="2" draw:end-shape="id58" draw:end-glue-point="0" svg:d="m13790 11579v500h-3178v-384h-2292v500">
          <text:p/>
        </draw:connector>
        <draw:connector draw:style-name="gr12" draw:text-style-name="P2" draw:layer="layout" svg:x1="4.85cm" svg:y1="7.036cm" svg:x2="4.878cm" svg:y2="8.036cm" draw:start-shape="id46" draw:start-glue-point="2" draw:end-shape="id39" draw:end-glue-point="4" svg:d="m4850 7036v500h28v500">
          <text:p/>
        </draw:connector>
      </draw:page>
      <draw:page draw:name="Iterate Hub Action" draw:style-name="dp1" draw:master-page-name="Default">
        <office:forms form:automatic-focus="false" form:apply-design-mode="false"/>
        <draw:custom-shape draw:style-name="gr22" draw:text-style-name="P3" draw:layer="layout" svg:width="19.456cm" svg:height="21.59cm" svg:x="1cm" svg:y="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65" draw:layer="layout" svg:width="4.44cm" svg:height="0.886cm" svg:x="10.72cm" svg:y="9.115cm">
          <text:p text:style-name="P2"><text:span text:style-name="T1">Get 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59" draw:layer="layout" svg:width="2.522cm" svg:height="1.513cm" svg:x="11.623cm" svg:y="12.587cm">
          <text:p text:style-name="P2"><text:span text:style-name="T1">Next Loc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" draw:layer="layout" svg:x1="12.883cm" svg:y1="14.1cm" svg:x2="12.905cm" svg:y2="15.501cm" draw:start-shape="id59" draw:start-glue-point="6" draw:end-shape="id60" draw:end-glue-point="0" svg:d="m12883 14100v700h22v701">
          <text:p/>
        </draw:connector>
        <draw:connector draw:style-name="gr12" draw:text-style-name="P2" draw:layer="layout" svg:x1="12.993cm" svg:y1="3.879cm" svg:x2="13.004cm" svg:y2="7.19cm" draw:start-shape="id61" draw:start-glue-point="2" draw:end-shape="id62" svg:d="m12993 3879v1655h11v1656">
          <text:p/>
        </draw:connector>
        <draw:custom-shape draw:style-name="gr8" draw:text-style-name="P7" draw:id="id63" draw:layer="layout" svg:width="2.405cm" svg:height="0.973cm" svg:x="7.205cm" svg:y="2.905cm">
          <text:p text:style-name="P2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8.407cm" svg:y1="3.878cm" svg:x2="11.382cm" svg:y2="17.79cm" draw:start-shape="id63" draw:start-glue-point="2" draw:end-shape="id64" draw:end-glue-point="3" svg:d="m8407 3878v13912h2975">
          <text:p/>
        </draw:connector>
        <draw:frame draw:style-name="gr40" draw:text-style-name="P8" draw:layer="layout" svg:width="4.608cm" svg:height="3.8cm" svg:x="1.1cm" svg:y="1.6cm">
          <draw:text-box>
            <text:p><text:span text:style-name="T3">Iterate Hub Action Apply</text:span></text:p>
          </draw:text-box>
        </draw:frame>
        <draw:custom-shape draw:style-name="gr8" draw:text-style-name="P7" draw:id="id61" draw:layer="layout" svg:width="3.286cm" svg:height="0.973cm" svg:x="11.35cm" svg:y="2.906cm">
          <text:p text:style-name="P2"><text:span text:style-name="T2">Iterate Hub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id="id62" draw:layer="layout" svg:width="3.317cm" svg:height="0.973cm" svg:x="11.346cm" svg:y="7.19cm">
          <text:p text:style-name="P2"><text:span text:style-name="T2">Generic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id="id66" draw:layer="layout" svg:width="3.317cm" svg:height="0.973cm" svg:x="11.246cm" svg:y="10.8cm">
          <text:p text:style-name="P2"><text:span text:style-name="T2">Locator 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3.004cm" svg:y1="8.163cm" svg:x2="12.94cm" svg:y2="9.115cm" draw:start-shape="id62" draw:start-glue-point="2" draw:end-shape="id65" draw:end-glue-point="0" svg:d="m13004 8163v476h-64v476">
          <text:p/>
        </draw:connector>
        <draw:connector draw:style-name="gr12" draw:text-style-name="P2" draw:layer="layout" svg:x1="12.94cm" svg:y1="10.001cm" svg:x2="12.904cm" svg:y2="10.8cm" draw:start-shape="id65" draw:start-glue-point="2" draw:end-shape="id66" draw:end-glue-point="0" svg:d="m12940 10001v400h-36v399">
          <text:p/>
        </draw:connector>
        <draw:connector draw:style-name="gr12" draw:text-style-name="P2" draw:layer="layout" svg:x1="12.904cm" svg:y1="11.773cm" svg:x2="12.883cm" svg:y2="12.587cm" draw:start-shape="id66" draw:start-glue-point="2" draw:end-shape="id59" draw:end-glue-point="4" svg:d="m12904 11773v406h-21v408">
          <text:p/>
        </draw:connector>
        <draw:custom-shape draw:style-name="gr5" draw:text-style-name="P3" draw:id="id64" draw:layer="layout" svg:width="3.175cm" svg:height="0.958cm" svg:x="11.382cm" svg:y="17.311cm">
          <text:p text:style-name="P2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id="id60" draw:layer="layout" svg:width="3.317cm" svg:height="0.973cm" svg:x="11.247cm" svg:y="15.501cm">
          <text:p text:style-name="P2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2.905cm" svg:y1="16.474cm" svg:x2="12.969cm" svg:y2="17.311cm" draw:start-shape="id60" draw:start-glue-point="2" draw:end-shape="id64" draw:end-glue-point="0" svg:d="m12905 16474v418h64v419">
          <text:p/>
        </draw:connector>
        <draw:custom-shape draw:style-name="gr8" draw:text-style-name="P7" draw:id="id67" draw:layer="layout" svg:width="3.317cm" svg:height="0.973cm" svg:x="11.248cm" svg:y="19.202cm">
          <text:p text:style-name="P2"><text:span text:style-name="T2">Html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2.969cm" svg:y1="18.269cm" svg:x2="12.906cm" svg:y2="19.202cm" draw:start-shape="id64" draw:start-glue-point="2" draw:end-shape="id67" draw:end-glue-point="0" svg:d="m12969 18269v466h-63v467">
          <text:p/>
        </draw:connector>
        <draw:custom-shape draw:style-name="gr5" draw:text-style-name="P3" draw:id="id68" draw:layer="layout" svg:width="3.041cm" svg:height="0.836cm" svg:x="11.367cm" svg:y="20.951cm">
          <text:p text:style-name="P2"><text:span text:style-name="T1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69" draw:layer="layout" svg:width="3.041cm" svg:height="0.836cm" svg:x="11.368cm" svg:y="22.651cm">
          <text:p text:style-name="P2"><text:span text:style-name="T1">Navigate 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12.906cm" svg:y1="20.175cm" svg:x2="12.887cm" svg:y2="20.951cm" draw:start-shape="id67" draw:start-glue-point="2" draw:end-shape="id68" draw:end-glue-point="0" svg:d="m12906 20175v388h-19v388">
          <text:p/>
        </draw:connector>
        <draw:connector draw:style-name="gr12" draw:text-style-name="P2" draw:layer="layout" svg:x1="12.887cm" svg:y1="21.787cm" svg:x2="12.888cm" svg:y2="22.651cm" draw:start-shape="id68" draw:start-glue-point="2" draw:end-shape="id69" draw:end-glue-point="0" svg:d="m12887 21787v432h1v432">
          <text:p/>
        </draw:connector>
        <draw:connector draw:style-name="gr12" draw:text-style-name="P2" draw:layer="layout" draw:line-skew="0cm 1.332cm" svg:x1="12.888cm" svg:y1="23.487cm" svg:x2="14.143cm" svg:y2="13.343cm" draw:start-shape="id69" draw:start-glue-point="2" draw:end-shape="id59" draw:end-glue-point="7" svg:d="m12888 23487v500h3352v-10644h-2097">
          <text:p/>
        </draw:connector>
        <draw:connector draw:style-name="gr12" draw:text-style-name="P2" draw:layer="layout" svg:x1="8.407cm" svg:y1="3.878cm" svg:x2="11.368cm" svg:y2="23.069cm" draw:start-shape="id63" draw:start-glue-point="2" draw:end-shape="id69" draw:end-glue-point="3" svg:d="m8407 3878v19191h2961">
          <text:p/>
        </draw:connector>
        <draw:custom-shape draw:style-name="gr2" draw:text-style-name="P2" draw:id="id70" draw:layer="layout" svg:width="0.507cm" svg:height="0.507cm" svg:x="16.435cm" svg:y="7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16.687cm" svg:y1="8.008cm" svg:x2="15.16cm" svg:y2="9.558cm" draw:start-shape="id70" draw:start-glue-point="8" draw:end-shape="id65" draw:end-glue-point="1" svg:d="m16687 8008v1550h-1527">
          <text:p/>
        </draw:connector>
        <draw:g draw:id="id75">
          <draw:g>
            <draw:custom-shape draw:style-name="gr41" draw:text-style-name="P6" draw:layer="layout" svg:width="1.27cm" svg:height="1.142cm" svg:x="4.175cm" svg:y="18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2" draw:text-style-name="P6" draw:layer="layout" svg:width="1.216cm" svg:height="1.084cm" svg:x="4.203cm" svg:y="18.3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" draw:layer="layout" svg:width="0.871cm" svg:height="0.613cm" svg:x="4.378cm" svg:y="18.5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871cm" svg:height="0.364cm" svg:x="4.378cm" svg:y="18.5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7" draw:id="id73" draw:layer="layout" svg:width="3.317cm" svg:height="0.973cm" svg:x="3.198cm" svg:y="7.012cm">
          <text:p text:style-name="P2"><text:span text:style-name="T2">Next Page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id="id72" draw:layer="layout" svg:width="2.522cm" svg:height="1.513cm" svg:x="3.593cm" svg:y="13.005cm">
          <text:p text:style-name="P2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71" draw:layer="layout" svg:width="3.415cm" svg:height="0.886cm" svg:x="3.1cm" svg:y="11.149cm">
          <text:p text:style-name="P2"><text:span text:style-name="T1">Check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4.807cm" svg:y1="12.035cm" svg:x2="4.853cm" svg:y2="13.005cm" draw:start-shape="id71" draw:start-glue-point="2" draw:end-shape="id72" draw:end-glue-point="4" svg:d="m4807 12035v485h46v485">
          <text:p/>
        </draw:connector>
        <draw:connector draw:style-name="gr12" draw:text-style-name="P2" draw:layer="layout" svg:x1="12.993cm" svg:y1="3.879cm" svg:x2="4.856cm" svg:y2="7.012cm" draw:start-shape="id61" draw:start-glue-point="2" draw:end-shape="id73" draw:end-glue-point="0" svg:d="m12993 3879v1566h-8137v1567">
          <text:p/>
        </draw:connector>
        <draw:custom-shape draw:style-name="gr5" draw:text-style-name="P3" draw:id="id74" draw:layer="layout" svg:width="3.175cm" svg:height="0.958cm" svg:x="3.245cm" svg:y="15.545cm">
          <text:p text:style-name="P2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4.853cm" svg:y1="14.518cm" svg:x2="4.832cm" svg:y2="15.545cm" draw:start-shape="id72" draw:start-glue-point="6" draw:end-shape="id74" draw:end-glue-point="0" svg:d="m4853 14518v514h-21v513">
          <text:p/>
        </draw:connector>
        <draw:connector draw:style-name="gr12" draw:text-style-name="P2" draw:layer="layout" svg:x1="8.407cm" svg:y1="3.878cm" svg:x2="6.515cm" svg:y2="11.592cm" draw:start-shape="id63" draw:start-glue-point="2" draw:end-shape="id71" draw:end-glue-point="1" svg:d="m8407 3878v7714h-1892">
          <text:p/>
        </draw:connector>
        <draw:connector draw:style-name="gr12" draw:text-style-name="P2" draw:layer="layout" svg:x1="8.407cm" svg:y1="3.878cm" svg:x2="6.42cm" svg:y2="16.024cm" draw:start-shape="id63" draw:start-glue-point="2" draw:end-shape="id74" draw:end-glue-point="1" svg:d="m8407 3878v12146h-1987">
          <text:p/>
        </draw:connector>
        <draw:connector draw:style-name="gr12" draw:text-style-name="P2" draw:layer="layout" draw:line-skew="0cm -5.665cm" svg:x1="4.832cm" svg:y1="16.503cm" svg:x2="10.72cm" svg:y2="9.558cm" draw:start-shape="id74" draw:start-glue-point="2" draw:end-shape="id65" draw:end-glue-point="3" svg:d="m4832 16503v500h-1927v-7445h7815">
          <text:p/>
        </draw:connector>
        <draw:connector draw:style-name="gr12" draw:text-style-name="P2" draw:layer="layout" draw:line-skew="0.323cm" svg:x1="4.856cm" svg:y1="7.985cm" svg:x2="4.807cm" svg:y2="11.149cm" draw:start-shape="id73" draw:end-shape="id71" draw:end-glue-point="0" svg:d="m4856 7985v1905h-49v1259">
          <text:p/>
        </draw:connector>
        <draw:connector draw:style-name="gr12" draw:text-style-name="P2" draw:layer="layout" svg:x1="4.832cm" svg:y1="16.503cm" svg:x2="4.81cm" svg:y2="18.273cm" draw:start-shape="id74" draw:start-glue-point="2" draw:end-shape="id75" draw:end-glue-point="0" svg:d="m4832 16503v885h-22v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9T00:03:49</meta:creation-date>
    <dc:date>2009-08-31T12:52:18</dc:date>
    <meta:editing-duration>PT46H54M55S</meta:editing-duration>
    <meta:editing-cycles>163</meta:editing-cycles>
    <meta:generator>OpenOffice.org/3.0$Linux OpenOffice.org_project/300m15$Build-9379</meta:generator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